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100000001403B87750889687D.gif" manifest:media-type="image/gif"/>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style:writing-mode="lr-tb"/>
    </style:style>
    <style:style style:name="P3" style:family="paragraph" style:parent-style-name="Text_20_body" style:list-style-name="L1">
      <style:paragraph-properties fo:margin-top="0in" fo:margin-bottom="0in" loext:contextual-spacing="false"/>
    </style:style>
    <style:style style:name="P4" style:family="paragraph" style:parent-style-name="Quotations">
      <style:paragraph-properties style:writing-mode="lr-tb"/>
      <style:text-properties fo:language="en" fo:country="US"/>
    </style:style>
    <style:style style:name="T1" style:family="text">
      <style:text-properties fo:language="en" fo:country="US"/>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Have you ever felt the urge to give back to the Linux community? To help out the developers who spend a significant amount of their (typically unpaid) free time creating the distro, software, or desktop environment that you enjoy on a daily basis? If you're anything like me, you may have reservations about this. Maybe you're not some technically savvy power user, maybe you have zero programming or coding skills. Maybe you just have no clue where to start. That's exactly the predicament I found myself in, so I started asking questions.</text:p>
      <text:p text:style-name="Text_20_body">I spoke extensively with <text:a xlink:type="simple" xlink:href="http://twitter.com/bashfulrobot" text:style-name="Internet_20_link" text:visited-style-name="Visited_20_Internet_20_Link">Dustin Krysak</text:a>, a system administrator on the <text:a xlink:type="simple" xlink:href="https://ubuntubudgie.org/" text:style-name="Internet_20_link" text:visited-style-name="Visited_20_Internet_20_Link">Ubuntu Budgie</text:a> team, and tons of other people chimed in with helpful suggestions. Two dominant themes emerged from these conversations. First, there are numerous ways to make a tangible difference even if you can't write a single line of code. Second, they're starving for help.</text:p>
      <text:p text:style-name="Text_20_body">"Programming is the carpenter, but you still need the architects, designers, project managers (quite literally), permit people - to make a construction job come together," Krysak says.</text:p>
      <text:p text:style-name="Text_20_body">So below, I'm going to outline a bunch of things we can do to make an impact. To bring more visibility to your favorite projects and improve them for everyone.</text:p>
      <text:p text:style-name="Text_20_body">Let me begin with some inspiration, especially for those of you with a knack for answering community questions. It's an awesome origin story from someone many of you are familiar with: Canonical's <text:a xlink:type="simple" xlink:href="http://twitter.com/popey" text:style-name="Internet_20_link" text:visited-style-name="Visited_20_Internet_20_Link">Alan Pope</text:a> aka Popey.</text:p>
      <text:p text:style-name="Quotations">I got involved in <text:a xlink:type="simple" xlink:href="https://twitter.com/hashtag/ubuntu?src=hash&amp;ref_src=twsrc%5Etfw" text:style-name="Internet_20_link" text:visited-style-name="Visited_20_Internet_20_Link">#ubuntu</text:a> in ~2006 by answering hundreds of support questions. Not a developer. It was a low-impact (to me) way to contribute. Got recognition and eventually a job. <text:a xlink:type="simple" xlink:href="https://t.co/gHwLrtPyrH" text:style-name="Internet_20_link" text:visited-style-name="Visited_20_Internet_20_Link">https://t.co/gHwLrtPyrH </text:a>— Alan Pope (@popey) <text:a xlink:type="simple" xlink:href="https://twitter.com/popey/status/1126403796660301824?ref_src=twsrc%5Etfw" text:style-name="Internet_20_link" text:visited-style-name="Visited_20_Internet_20_Link">May 9, 2019</text:a></text:p>
      <text:p text:style-name="Text_20_body">You never know who's watching. . .</text:p>
      <text:p text:style-name="Text_20_body"><text:span text:style-name="Strong_20_Emphasis">Identifying How You Can Help</text:span></text:p>
      <text:p text:style-name="Text_20_body">Before we get into it, Ubuntu Budgie's Krysak offers up some great advice for folks struggling to identify where or how they can help:</text:p>
      <text:p text:style-name="Quotations">“I think people have a bad habit of looking at what they cannot do versus what they can do. Because everyone just assumes that programming is what you need to do to be a contributor. Is having more people writing code a good thing? Absolutely, but so many other things either bring value to the project or free up the programming people to do other things. A great first step is look at what your own skills are at your day job. Look for a commonality. What's a problem you solved in your day job? Any accomplishments that could be replicated elsewhere? Are there any skills that you are learning that you want to refine within the open source software world?"</text:p>
      <text:p text:style-name="Text_20_body"><text:span text:style-name="Strong_20_Emphasis">Limitations Of This Article</text:span></text:p>
      <text:p text:style-name="Text_20_body">Doing the research for this article, I discovered that every distro does things a little differently. I can help you generate some ideas for <text:span text:style-name="Emphasis">how</text:span> to contribute, but finding <text:span text:style-name="Emphasis">where</text:span> to get started may require some independent sleuthing on your part. Each project has minor to major deviations in how they do things, whether that's documentation, bug reporting, submitting artwork or helping with translation.</text:p>
      <text:p text:style-name="Text_20_body"><text:soft-page-break/>My general advice: if something on this page sparks your imagination, visit your favorite project's website and look for "How To Contribute" or "Get Involved" links (I've included a few near the end of this article). Failing that, track down their contact information, jump into an IRC or Telegram chat and contact them directly.</text:p>
      <text:p text:style-name="Text_20_body">My second piece of advice: I can guarantee that no matter your skillset, you <text:span text:style-name="Emphasis">can</text:span> make a difference. If you have the time and the drive, do it!</text:p>
      <text:p text:style-name="Text_20_body">Along those lines, I plan to take the basic information from this article and turn it into a Wiki document that anyone can edit. Ultimately the goal is to create a one-stop destination for anyone looking to contribute to all the wonderful open source software and distro projects out there. <text:a xlink:type="simple" xlink:href="http://twitter.com/killyourfm" text:style-name="Internet_20_link" text:visited-style-name="Visited_20_Internet_20_Link">Watch my Twitter</text:a> for developments on that front.</text:p>
      <text:p text:style-name="Horizontal_20_Line"/>
      <text:p text:style-name="Text_20_body"><text:span text:style-name="Strong_20_Emphasis">#1: Marketing And Advocacy </text:span></text:p>
      <text:p text:style-name="Text_20_body">There's ample room for improvement with regards to Desktop Linux marketing. In my "<text:a xlink:type="simple" xlink:href="http://www.forbes.com/sites/jasonevangelho/2019/05/07/linux-marketing-sucks-a-rant-about-distros-messaging-and-that-sexy-windows-terminal-trailer/" text:style-name="Internet_20_link" text:visited-style-name="Visited_20_Internet_20_Link">Linux Marketing Sucks</text:a>" article I highlighted a few successes and failures in that department. That's why this category shoots straight to the top of this list.</text:p>
      <text:p text:style-name="Text_20_body">And it's an interesting topic, because although most projects need marketing, my observation is they don't know <text:span text:style-name="Emphasis">exactly what </text:span>they need. Some have little to no marketing to begin with.</text:p>
      <text:p text:style-name="Text_20_body">Exposure is invaluable, and there are numerous ways to assist here. Maybe your favorite distro could benefit from an Instagram account that does nothing but show off eye candy a few times per week. Perhaps they could use additional team members on their Telegram, Facebook or Twitter accounts to <text:span text:style-name="Emphasis">engage consistently</text:span> with the community.</text:p>
      <text:p text:style-name="Text_20_body">More video content is never frowned upon; consider working with the distro teams to create official guides, walkthroughs and tips on YouTube (or maybe just a short, impactful video that shows off the highlights of that distro).</text:p>
      <text:p text:style-name="Text_20_body">Some distributions need messaging help as well, and that includes everything from identifying and drilling home a distro's strengths to crafting that perfect website one-liner explaining what separates and distinguishes said distribution from the pack.</text:p>
      <text:p text:style-name="Text_20_body">What about creating merch? Assisting with or creating a podcast? The possibilities are truly endless.</text:p>
      <text:p text:style-name="Text_20_body">You don't need a degree to make a difference here. You just need a simple idea that hasn't been executed yet. So get in touch with them and suggest (or ask about) ways you can contribute! And there's nothing at all wrong with simply advocating for Linux and open source software in general. . .<text:line-break/><draw:frame draw:style-name="fr1" draw:name="Image2" text:anchor-type="as-char" svg:width="0.0161in" svg:height="0.0161in" draw:z-index="0"><draw:image xlink:href="Pictures/100002000000000100000001403B87750889687D.gif" xlink:type="simple" xlink:show="embed" xlink:actuate="onLoad" loext:mime-type="image/gif"/></draw:frame></text:p>
      <text:p text:style-name="Text_20_body"><text:span text:style-name="Strong_20_Emphasis">#2: Testing</text:span></text:p>
      <text:p text:style-name="Text_20_body">Do you have an obsession for collecting hardware? Building rigs? Got a 4K monitor lying around? Got a super old crusty laptop? That equipment may be more useful thank you think in helping out your favorite distros.</text:p>
      <text:p text:style-name="Text_20_body"><text:soft-page-break/>Recently I did some <text:a xlink:type="simple" xlink:href="http://www.forbes.com/sites/jasonevangelho/2019/05/06/benchmarked-the-most-power-efficient-ubuntu-19-04-flavor-will-surprise-you/" text:style-name="Internet_20_link" text:visited-style-name="Visited_20_Internet_20_Link">power consumption testing</text:a> with various Ubuntu 19.04 flavors and noticed some anomalies with Ubuntu Budgie. Because I have a pair of laptops that support the "sys.power" sensor (and the Ubuntu Budgie team does <text:span text:style-name="Emphasis">not</text:span>), I'm in the process of helping them narrow down any quirks and identify where those deficiencies may lie.</text:p>
      <text:p text:style-name="Text_20_body">"Welcome to the team," Krysak told me. "You're contributing!"</text:p>
      <text:p text:style-name="Text_20_body">Huh, what do ya know? That experience is partially what inspired this article.</text:p>
      <text:p text:style-name="Text_20_body">Seriously, reach out to them because you never know. . .</text:p>
      <text:p text:style-name="Text_20_body"><text:span text:style-name="Strong_20_Emphasis">#3: Filing Bug Reports</text:span></text:p>
      <text:p text:style-name="Text_20_body">"There are times we do not even know about a bug or annoyance simply because we never hit that scenario, or had a report filed," Krysak tells me.</text:p>
      <text:p text:style-name="Text_20_body">I'll be the first to admit that I rarely file bug reports. Why? Because I think that <text:span text:style-name="Emphasis">surely</text:span> someone else already stumbled across that same bug and reported it. Yet in speaking to many of the team members behind the distros I use and benchmark, I've unknowingly uncovered several that hadn't been seen before. That's especially true during beta-testing phases or when a new release launches. It becomes even more important with boutique distributions that don't have a large user base.</text:p>
      <text:p text:style-name="Text_20_body">If you have an early adopter mentality or do a lot of distro hopping, you're a prime candidate for bug reporting!</text:p>
      <text:p text:style-name="Text_20_body">Unfortunately it's rarely a user-friendly experience. They all have different procedures, different criteria. Ubuntu has a built-in bug reporting tool, and Canonical has <text:a xlink:type="simple" xlink:href="https://help.ubuntu.com/community/ReportingBugs" text:style-name="Internet_20_link" text:visited-style-name="Visited_20_Internet_20_Link">excellent documentation</text:a> on how to proceed. That documentation is lengthy though. Fedora uses Bugzilla. Other distros such as <text:a xlink:type="simple" xlink:href="https://elementary.io/docs/code/reference#saving-window-state" text:style-name="Internet_20_link" text:visited-style-name="Visited_20_Internet_20_Link">elementary OS</text:a> use GitHub. They also have clear documentation explaining how and when to file a bug report.</text:p>
      <text:p text:style-name="Text_20_body">By now you're probably realizing they all operate differently with regards to bug reporting. If you're sure you've spotted a nasty bug and want to report it but have no clue what to do or where to go, you can always reach out to the teams directly via their contact pages, social media or IRC channels (in my experience they're very responsive).</text:p>
      <text:p text:style-name="Text_20_body">Believe me, they'll appreciate the effort.</text:p>
      <text:p text:style-name="Text_20_body"><text:span text:style-name="Strong_20_Emphasis">#4: Documentation</text:span></text:p>
      <text:p text:style-name="Text_20_body">"Documentation always has a gap when written from a single persons point of view," says Ubuntu Budgie's Krysak. "So having a second, or even third person review and add additional detail to documentation is invaluable."</text:p>
      <text:p text:style-name="Text_20_body">Many projects like Manjaro have <text:a xlink:type="simple" xlink:href="https://wiki.manjaro.org/index.php?title=Main_Page" text:style-name="Internet_20_link" text:visited-style-name="Visited_20_Internet_20_Link">existing Wiki pages</text:a> with tons of topics. Adding to the pool of knowledge there is as simple as requesting an account from the Manjaro support team (support@Manjaro.org) and following their <text:a xlink:type="simple" xlink:href="https://wiki.manjaro.org/index.php?title=Basic_Submission_Rules" text:style-name="Internet_20_link" text:visited-style-name="Visited_20_Internet_20_Link">submission guidelines</text:a>. Ubuntu has several <text:a xlink:type="simple" xlink:href="https://wiki.ubuntu.com/DocumentationTeam" text:style-name="Internet_20_link" text:visited-style-name="Visited_20_Internet_20_Link">documentation teams</text:a> that cover both Server and Desktop products.</text:p>
      <text:p text:style-name="Text_20_body"><text:soft-page-break/>In general, taking a complex topic and approaching it in a conversational manner, making it understandable to the masses is an invaluable skill. I bet you'll find no shortage of existing documentation that can be improved in such a way.</text:p>
      <text:p text:style-name="Text_20_body">If in doubt, you can always see if your favorite project has a Wiki. Or search for their Telegram group, Twitter or IRC channels. And there's always the contact page!</text:p>
      <text:p text:style-name="Text_20_body">Since we just covered bug reporting, Krysak tells me there's a real need for documentation on filing a bug report -- but written so that a 9-year-old can understand it. Who's up to the task?</text:p>
      <text:p text:style-name="Text_20_body">Here's another important consideration:</text:p>
      <text:p text:style-name="P4">Accessibility! We need things translated, we need instructions on how to enable accessibility options in different distros. I'm working on a project to document this, but every distro needs a page dedicated to this subject and most do not have it.</text:p>
      <text:p text:style-name="Quotations">— jdf the tech (@jdfthetech) <text:a xlink:type="simple" xlink:href="https://twitter.com/jdfthetech/status/1126878047888478208?ref_src=twsrc%5Etfw" text:style-name="Internet_20_link" text:visited-style-name="Visited_20_Internet_20_Link">May 10, 2019</text:a></text:p>
      <text:p text:style-name="Text_20_body"><text:span text:style-name="Strong_20_Emphasis">#5: Community Questions &amp; Support</text:span></text:p>
      <text:p text:style-name="Text_20_body">If you're a veteran user of certain open source software, a command line guru, or just have a ton of experience using a particular distro, there are everyday users who can benefit from your knowledge.</text:p>
      <text:p text:style-name="Text_20_body">This intersects with bug reporting in the sense that we often <text:span text:style-name="Emphasis">assume</text:span> things are being acted on. But maybe they aren't. Maybe there are users who simply can't find an answer to their question and end up moving on to a more active or well-documented distro / software community.</text:p>
      <text:p text:style-name="Text_20_body">On a daily basis I field questions from people on Twitter I'm not equipped to answer. Questions that yielded no results when scouring the web for an answer. Sometimes even a simple retweet brings more visibility to that question, and it often gets answered by multiple people! So I'm certain the need exists, and I'm equally certain many of you have the chops and the capability to remove someone's headache and turn it into a victory.</text:p>
      <text:p text:style-name="Text_20_body"><text:span text:style-name="Strong_20_Emphasis">#6: Translations</text:span></text:p>
      <text:p text:style-name="Text_20_body">"We always need more translators in Ubuntu," Canonical's Alan Pope says. "Much of it happens in the upstream projects, but there's also a load of projects in <text:a xlink:type="simple" xlink:href="https://translations.launchpad.net/ubuntu/eoan/+translations" text:style-name="Internet_20_link" text:visited-style-name="Visited_20_Internet_20_Link">launchpad</text:a> which can do with help. Focus is Eoan (19.10), and some languages have few (or no) contributors. <text:a xlink:type="simple" xlink:href="https://t.co/pknikQW90k" office:target-frame-name="_blank" xlink:show="new" text:style-name="Internet_20_link" text:visited-style-name="Visited_20_Internet_20_Link">http://bit.ly/2HdUkPW."</text:a></text:p>
      <text:p text:style-name="Text_20_body">If you speak two or more languages fluently, you're in a great position to help here. This is an under-served area but one that's crucial for millions of people to enjoy their preferred distros or software in their native language. And machine translations don't count here! The <text:a xlink:type="simple" xlink:href="http://www.forbes.com/sites/jasonevangelho/2018/11/23/a-linux-noob-reviews-the-deepin-15-8-installer/" text:style-name="Internet_20_link" text:visited-style-name="Visited_20_Internet_20_Link">Deepin</text:a> team, for example, has a Telegram group devoted to improving their Chinese-to-English translations all across Deepin desktop. They ask important questions there, and they don't just seek what's grammatically correct. They want it to sound as <text:span text:style-name="Emphasis">natural</text:span> as possible.</text:p>
      <text:p text:style-name="Text_20_body">OpenSUSE also needs help with finalizing -- and in some cases even starting -- the translation process for <text:a xlink:type="simple" xlink:href="https://l10n.opensuse.org/" text:style-name="Internet_20_link" text:visited-style-name="Visited_20_Internet_20_Link">various software projects</text:a>. Several of them have a listed status of 0%. Daniel Fore of elementary OS <text:soft-page-break/>tells me they always need assistance with translations too, and I'd imagine this applies to almost any distro out there.</text:p>
      <text:p text:style-name="Text_20_body">I've just scratched the surface here, and there's no shortage of ways to contribute in this department.</text:p>
      <text:p text:style-name="Text_20_body"><text:span text:style-name="Strong_20_Emphasis">#7: Get Creative: Art, Photography And Beyond</text:span></text:p>
      <text:p text:style-name="P2"><text:span text:style-name="T1">I'm a keen photographer and have submitted photos to </text:span><text:a xlink:type="simple" xlink:href="https://twitter.com/fedora?ref_src=twsrc%5Etfw" text:style-name="Internet_20_link" text:visited-style-name="Visited_20_Internet_20_Link">@fedora</text:a><text:span text:style-name="T1"> wallpaper. Managed to get on accepted into F26. Huge satisfaction!</text:span></text:p>
      <text:p text:style-name="Text_20_body">— Nick Harvey (@unholyeyebrows) <text:a xlink:type="simple" xlink:href="https://twitter.com/unholyeyebrows/status/1126407271767007232?ref_src=twsrc%5Etfw" text:style-name="Internet_20_link" text:visited-style-name="Visited_20_Internet_20_Link">May 9, 2019</text:a></text:p>
      <text:p text:style-name="Text_20_body">Someone, somewhere contributed to that awesome collection of desktop background wallpapers you enjoy. Someone created a cool community logo, improved an icon set, designed a cool T-shirt design for a merch store. The list goes on and on.</text:p>
      <text:p text:style-name="Text_20_body">If you're a creative type -- whether that's music, art, photography, video production, 3D graphics, programming, or even if you have a cool idea in your head but lack the technical chops to execute it -- don't hesitate to mingle with the community and work on something together.</text:p>
      <text:p text:style-name="Text_20_body"><text:span text:style-name="Strong_20_Emphasis">#8: Donations</text:span></text:p>
      <text:p text:style-name="Text_20_body">Perhaps the most obvious -- and for some the easiest -- way to contribute is with your cash. Does your favorite distro have a Patreon? Do they have a donation page? Do they have an independent App Center (ala <text:a xlink:type="simple" xlink:href="http://www.forbes.com/sites/jasonevangelho/2019/01/29/linux-distro-spotlight-what-i-love-about-elementary-os/" text:style-name="Internet_20_link" text:visited-style-name="Visited_20_Internet_20_Link">elementary OS</text:a>) where developers are selling their software? These all make a substantial difference in the livelihood of those developers, the sustainability of the distro and the rate at which improvements and features are added.</text:p>
      <text:p text:style-name="Text_20_body">You may think a few bucks doesn't make a difference. It does when that's multiplied by hundreds or thousands of people giving a small one-time donation.</text:p>
      <text:p text:style-name="Horizontal_20_Line"/>
      <text:p text:style-name="Text_20_body">More than 2000 words and we've just scratched the surface. That's why this needs to be turned into a living, breathing Wiki page. Please watch <text:a xlink:type="simple" xlink:href="http://twitter.com/killyourfm" text:style-name="Internet_20_link" text:visited-style-name="Visited_20_Internet_20_Link">my Twitter</text:a> for developments on that front.</text:p>
      <text:p text:style-name="Text_20_body">In the meantime, I've collected a few "Get Involved" links desktop Linux distros and desktop environments. This is obviously not comprehensive, but hopefully can be your gateway to making a difference. And hey, many of these pages probably need updates, too. You can even help with <text:span text:style-name="Emphasis">that</text:span>!</text:p>
      <text:p text:style-name="Text_20_body">(Distro teams: if you don't have one of these pages, you need one.)</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text:span text:style-name="Strong_20_Emphasis">Links: Get Involved With. . .</text:span></text:p>
      <text:list xml:id="list171727158" text:style-name="L1">
        <text:list-item>
          <text:p text:style-name="P3"><text:a xlink:type="simple" xlink:href="https://wiki.archlinux.org/index.php/getting_involved" text:style-name="Internet_20_link" text:visited-style-name="Visited_20_Internet_20_Link">Arch</text:a></text:p>
        </text:list-item>
        <text:list-item>
          <text:p text:style-name="P3"><text:a xlink:type="simple" xlink:href="https://www.debian.org/intro/help" text:style-name="Internet_20_link" text:visited-style-name="Visited_20_Internet_20_Link">Debian</text:a></text:p>
        </text:list-item>
        <text:list-item>
          <text:p text:style-name="P3"><text:a xlink:type="simple" xlink:href="https://elementary.io/get-involved#support" text:style-name="Internet_20_link" text:visited-style-name="Visited_20_Internet_20_Link">elementary OS</text:a></text:p>
        </text:list-item>
        <text:list-item>
          <text:p text:style-name="P3"><text:a xlink:type="simple" xlink:href="https://fedoraproject.org/wiki/Join" text:style-name="Internet_20_link" text:visited-style-name="Visited_20_Internet_20_Link">Fedora</text:a></text:p>
        </text:list-item>
        <text:list-item>
          <text:p text:style-name="P3"><text:a xlink:type="simple" xlink:href="https://linuxmint.com/getinvolved.php" text:style-name="Internet_20_link" text:visited-style-name="Visited_20_Internet_20_Link">Linux Mint</text:a></text:p>
        </text:list-item>
        <text:list-item>
          <text:p text:style-name="P3"><text:a xlink:type="simple" xlink:href="https://manjaro.github.io/homepage/public/get-involved/" text:style-name="Internet_20_link" text:visited-style-name="Visited_20_Internet_20_Link">Manjaro</text:a></text:p>
        </text:list-item>
        <text:list-item>
          <text:p text:style-name="P3"><text:a xlink:type="simple" xlink:href="https://mxlinux.org/donate/" text:style-name="Internet_20_link" text:visited-style-name="Visited_20_Internet_20_Link">MX Linux</text:a></text:p>
        </text:list-item>
        <text:list-item>
          <text:p text:style-name="P3"><text:a xlink:type="simple" xlink:href="https://en.opensuse.org/Portal:How_to_participate" text:style-name="Internet_20_link" text:visited-style-name="Visited_20_Internet_20_Link">openSUSE</text:a></text:p>
        </text:list-item>
        <text:list-item>
          <text:p text:style-name="P3"><text:a xlink:type="simple" xlink:href="https://system76.com/pop/community" text:style-name="Internet_20_link" text:visited-style-name="Visited_20_Internet_20_Link">Pop!_OS</text:a></text:p>
        </text:list-item>
        <text:list-item>
          <text:p text:style-name="P3"><text:a xlink:type="simple" xlink:href="https://getsol.us/articles/contributing/getting-involved/en/" text:style-name="Internet_20_link" text:visited-style-name="Visited_20_Internet_20_Link">Solus </text:a></text:p>
        </text:list-item>
        <text:list-item>
          <text:p text:style-name="P3"><text:a xlink:type="simple" xlink:href="https://wiki.ubuntu.com/ContributeToUbuntu" text:style-name="Internet_20_link" text:visited-style-name="Visited_20_Internet_20_Link">Ubuntu</text:a></text:p>
        </text:list-item>
        <text:list-item>
          <text:p text:style-name="P3"><text:a xlink:type="simple" xlink:href="https://ubuntubudgie.org/opportunities" text:style-name="Internet_20_link" text:visited-style-name="Visited_20_Internet_20_Link">Ubuntu Budgie</text:a></text:p>
        </text:list-item>
        <text:list-item>
          <text:p text:style-name="P3"><text:a xlink:type="simple" xlink:href="https://xubuntu.org/contribute/" text:style-name="Internet_20_link" text:visited-style-name="Visited_20_Internet_20_Link">Xubuntu</text:a></text:p>
        </text:list-item>
        <text:list-item>
          <text:p text:style-name="P3"><text:a xlink:type="simple" xlink:href="https://www.gnome.org/get-involved/" text:style-name="Internet_20_link" text:visited-style-name="Visited_20_Internet_20_Link">GNOME</text:a></text:p>
        </text:list-item>
        <text:list-item>
          <text:p text:style-name="P3"><text:a xlink:type="simple" xlink:href="https://community.kde.org/Get_Involved" text:style-name="Internet_20_link" text:visited-style-name="Visited_20_Internet_20_Link">KDE </text:a></text:p>
        </text:list-item>
        <text:list-item>
          <text:p text:style-name="P1"><text:a xlink:type="simple" xlink:href="https://www.xfce.org/getinvolved" text:style-name="Internet_20_link" text:visited-style-name="Visited_20_Internet_20_Link">Xfce </text:a></text:p>
        </text:list-item>
      </text:list>
      <text:p text:style-name="Text_20_body">Thanks to Alan Pope, Dustin Krysak, and everyone in the community who helped make this article a reality. This is only the seed though. Time to make it bloom. .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0:37:00.367626138</meta:creation-date>
    <dc:date>2019-05-15T10:38:38.859594311</dc:date>
    <meta:editing-duration>PT1M39S</meta:editing-duration>
    <meta:editing-cycles>1</meta:editing-cycles>
    <meta:document-statistic meta:table-count="0" meta:image-count="1" meta:object-count="0" meta:page-count="6" meta:paragraph-count="83" meta:word-count="2303" meta:character-count="13658" meta:non-whitespace-character-count="11446"/>
    <meta:generator>LibreOffice/6.2.2.2$Linux_X86_64 LibreOffice_project/20$Build-2</meta:generator>
  </office:meta>
</office:document-meta>
</file>